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B5000000DDFBEFB068261ABA4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91cm" svg:height="4.384cm" svg:x="9.187cm" svg:y="12.945cm">
          <draw:image xlink:href="Pictures/10000000000000B5000000DDFBEFB068261AB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8:31.971353883</meta:creation-date>
    <dc:date>2018-05-12T14:38:44.959236796</dc:date>
    <meta:editing-duration>PT1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